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Configurations2/" manifest:media-type="application/vnd.sun.xml.ui.configuration"/>
  <manifest:file-entry manifest:full-path="ObjectReplacements/Object 9" manifest:media-type=""/>
  <manifest:file-entry manifest:full-path="ObjectReplacements/Object 10"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ObjectReplacements/Object 12" manifest:media-type=""/>
  <manifest:file-entry manifest:full-path="ObjectReplacements/Object 2" manifest:media-type="application/x-openoffice-gdimetafile;windows_formatname=&quot;GDIMetaFile&quot;"/>
  <manifest:file-entry manifest:full-path="ObjectReplacements/Object 13" manifest:media-type=""/>
  <manifest:file-entry manifest:full-path="ObjectReplacements/Object 4" manifest:media-type=""/>
  <manifest:file-entry manifest:full-path="ObjectReplacements/Object 5" manifest:media-type=""/>
  <manifest:file-entry manifest:full-path="ObjectReplacements/Object 7" manifest:media-type=""/>
  <manifest:file-entry manifest:full-path="ObjectReplacements/Object 8" manifest:media-type=""/>
  <manifest:file-entry manifest:full-path="ObjectReplacements/Object 6" manifest:media-type=""/>
  <manifest:file-entry manifest:full-path="ObjectReplacements/Object 1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fo:padding="0in" fo:border="none"/>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style>
    <style:style style:name="P3" style:family="paragraph" style:parent-style-name="Text_20_body">
      <style:paragraph-properties fo:margin-left="0in" fo:margin-right="0in" fo:margin-top="0in" fo:margin-bottom="0in" style:contextual-spacing="false" fo:text-align="justify" style:justify-single-word="false" fo:text-indent="0in" style:auto-text-indent="false" fo:padding="0in" fo:border="none"/>
    </style:style>
    <style:style style:name="P4" style:family="paragraph" style:parent-style-name="Heading_20_1">
      <style:paragraph-properties fo:break-before="page"/>
      <style:text-properties officeooo:paragraph-rsid="00100626"/>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516. Take K of Each Character From Left and Right</text:h>
      <text:h text:style-name="Heading_20_2" text:outline-level="2">Approach 1: Recursion (Time Limit Exceeded)</text:h>
      <text:h text:style-name="Heading_20_3" text:outline-level="3">Intuition</text:h>
      <text:p text:style-name="P1">At first glance, it seems feasible to solve this by checking all possible choices: on each step, we could either take a character from the left or from the right. By tracking the count of each character collected along the way, we could determine the minimum steps required to reach at least k occurrences for each character.</text:p>
      <text:p text:style-name="P1">This naturally suggests a recursive approach. We can visualize the problem as a decision tree, where each branch corresponds to picking a character from one of the two ends. As we move through this tree, we update the count of each character collected. When the counts meet or exceed k for all characters, we log the steps taken.</text:p>
      <text:p text:style-name="P1">However, this approach leads to an exponential time complexity. Each decision doubles the number of possible paths, resulting in a time complexity of <draw:frame draw:style-name="fr1" draw:name="Object1" text:anchor-type="as-char" svg:y="-0.2161in" svg:width="0.6366in" svg:height="0.2764in" draw:z-index="0"><draw:object xlink:href="./Object 1" xlink:type="simple" xlink:show="embed" xlink:actuate="onLoad"/><draw:image xlink:href="./ObjectReplacements/Object 1" xlink:type="simple" xlink:show="embed" xlink:actuate="onLoad"/></draw:frame>, where <draw:frame draw:style-name="fr1" draw:name="Object2" text:anchor-type="as-char" svg:y="-0.1862in" svg:width="0.2492in" svg:height="0.2311in" draw:z-index="1"><draw:object xlink:href="./Object 2" xlink:type="simple" xlink:show="embed" xlink:actuate="onLoad"/><draw:image xlink:href="./ObjectReplacements/Object 2" xlink:type="simple" xlink:show="embed" xlink:actuate="onLoad"/></draw:frame><text:s/>is the length of the string. For longer strings, this rapidly becomes impractical, as the number of recursive calls grows exponentially. While this method might work for smaller cases, it is unsuitable for larger strings due to the excessive computation time required.</text:p>
      <text:p text:style-name="P2"/>
      <text:h text:style-name="P4" text:outline-level="1">2516. Take K of Each Character From Left and Right</text:h>
      <text:p text:style-name="P2">class Solution {</text:p>
      <text:p text:style-name="P2"><text:s text:c="4"/>int minMinutes = INT_MAX;</text:p>
      <text:p text:style-name="P2"/>
      <text:p text:style-name="P2">public:</text:p>
      <text:p text:style-name="P2"><text:s text:c="4"/>int takeCharacters(string s, int k) {</text:p>
      <text:p text:style-name="P2"><text:s text:c="8"/>if (k == 0) return 0;</text:p>
      <text:p text:style-name="P2"><text:s text:c="8"/>vector&lt;int&gt; count(3, 0);</text:p>
      <text:p text:style-name="P2"><text:s text:c="8"/>solve(s, k, 0, s.length() - 1, count, 0);</text:p>
      <text:p text:style-name="P2"><text:s text:c="8"/>return minMinutes == INT_MAX ? -1 : minMinutes;</text:p>
      <text:p text:style-name="P2"><text:s text:c="4"/>}</text:p>
      <text:p text:style-name="P2"/>
      <text:p text:style-name="P2">private:</text:p>
      <text:p text:style-name="P2"><text:s text:c="4"/>void solve(string&amp; s, int k, int left, int right, vector&lt;int&gt; count,</text:p>
      <text:p text:style-name="P2"><text:s text:c="15"/>int minutes) {</text:p>
      <text:p text:style-name="P2"><text:s text:c="8"/><text:span text:style-name="T1">// Base case: check if we have k of each character</text:span></text:p>
      <text:p text:style-name="P2"><text:s text:c="8"/>if (count[0] &gt;= k &amp;&amp; count[1] &gt;= k &amp;&amp; count[2] &gt;= k) {</text:p>
      <text:p text:style-name="P2"><text:s text:c="12"/>minMinutes = min(minMinutes, minutes);</text:p>
      <text:p text:style-name="P2"><text:s text:c="12"/>return;</text:p>
      <text:p text:style-name="P2"><text:s text:c="8"/>}</text:p>
      <text:p text:style-name="P2"><text:s text:c="6"/><text:span text:style-name="T1"><text:s text:c="2"/>// If we can't take more characters</text:span></text:p>
      <text:p text:style-name="P2"><text:s text:c="8"/>if (left &gt; right) return;</text:p>
      <text:p text:style-name="P2"/>
      <text:p text:style-name="P2"><text:s text:c="5"/><text:span text:style-name="T1"><text:s text:c="3"/>// Take from left</text:span></text:p>
      <text:p text:style-name="P2"><text:s text:c="8"/>vector&lt;int&gt; leftCount = count;</text:p>
      <text:p text:style-name="P2"><text:s text:c="8"/>leftCount[s[left] - 'a']++;</text:p>
      <text:p text:style-name="P2"><text:s text:c="8"/>solve(s, k, left + 1, right, leftCount, minutes + 1);</text:p>
      <text:p text:style-name="P2"/>
      <text:p text:style-name="P2"><text:s text:c="8"/><text:span text:style-name="T1">// Take from right</text:span></text:p>
      <text:p text:style-name="P2"><text:s text:c="8"/>vector&lt;int&gt; rightCount = count;</text:p>
      <text:p text:style-name="P2"><text:s text:c="8"/>rightCount[s[right] - 'a']++;</text:p>
      <text:p text:style-name="P2"><text:s text:c="8"/>solve(s, k, left, right - 1, rightCount, minutes + 1);</text:p>
      <text:p text:style-name="P2"><text:s text:c="4"/>}</text:p>
      <text:p text:style-name="P2">};</text:p>
      <text:h text:style-name="P4" text:outline-level="1">2516. Take K of Each Character From Left and Right</text:h>
      <text:h text:style-name="Heading_20_4" text:outline-level="4">Complexity Analysis</text:h>
      <text:p text:style-name="P2">Let <draw:frame draw:style-name="fr1" draw:name="Object3" text:anchor-type="as-char" svg:y="-0.1862in" svg:width="0.2492in" svg:height="0.2311in" draw:z-index="2"><draw:object xlink:href="./Object 3" xlink:type="simple" xlink:show="embed" xlink:actuate="onLoad"/><draw:image xlink:href="./ObjectReplacements/Object 3" xlink:type="simple" xlink:show="embed" xlink:actuate="onLoad"/></draw:frame><text:s/>be the length of the string.</text:p>
      <text:p text:style-name="P2"/>
      <text:p text:style-name="P2"><text:span text:style-name="T2">Time complexity: </text:span><draw:frame draw:style-name="fr1" draw:name="Object4" text:anchor-type="as-char" svg:y="-0.2161in" svg:width="0.6366in" svg:height="0.2764in" draw:z-index="3"><draw:object xlink:href="./Object 4" xlink:type="simple" xlink:show="embed" xlink:actuate="onLoad"/><draw:image xlink:href="./ObjectReplacements/Object 4" xlink:type="simple" xlink:show="embed" xlink:actuate="onLoad"/></draw:frame></text:p>
      <text:p text:style-name="P2"/>
      <text:p text:style-name="P2">The solve function uses a recursive backtracking where, at each step, it has two choices.</text:p>
      <text:p text:style-name="P2"/>
      <text:p text:style-name="P3">This binary decision at each position leads to a total of <draw:frame draw:style-name="fr1" draw:name="Object5" text:anchor-type="as-char" svg:y="-0.2161in" svg:width="0.311in" svg:height="0.261in" draw:z-index="4"><draw:object xlink:href="./Object 5" xlink:type="simple" xlink:show="embed" xlink:actuate="onLoad"/><draw:image xlink:href="./ObjectReplacements/Object 5" xlink:type="simple" xlink:show="embed" xlink:actuate="onLoad"/></draw:frame><text:s/>possible combinations in the worst case. Even though there are base cases that can terminate some recursive paths early (e.g., when the required counts are met or when the left index exceeds the right), in the worst-case scenario where the solution requires exploring all possible subsets, the time complexity remains exponential.</text:p>
      <text:p text:style-name="P3"/>
      <text:p text:style-name="P3">Additionally, built-in functions like min operate in constant time <draw:frame draw:style-name="fr1" draw:name="Object7" text:anchor-type="as-char" svg:y="-0.1909in" svg:width="0.5689in" svg:height="0.2516in" draw:z-index="6"><draw:object xlink:href="./Object 7" xlink:type="simple" xlink:show="embed" xlink:actuate="onLoad"/><draw:image xlink:href="./ObjectReplacements/Object 7" xlink:type="simple" xlink:show="embed" xlink:actuate="onLoad"/></draw:frame>, and copying the count array (which has a fixed size of <draw:frame draw:style-name="fr1" draw:name="Object8" text:anchor-type="as-char" svg:y="-0.1862in" svg:width="0.2472in" svg:height="0.2311in" draw:z-index="7"><draw:object xlink:href="./Object 8" xlink:type="simple" xlink:show="embed" xlink:actuate="onLoad"/><draw:image xlink:href="./ObjectReplacements/Object 8" xlink:type="simple" xlink:show="embed" xlink:actuate="onLoad"/></draw:frame>) also takes constant time. Therefore, these do not affect the overall exponential time complexity.</text:p>
      <text:p text:style-name="P2"/>
      <text:p text:style-name="P2"><text:span text:style-name="T2">Space complexity:</text:span> <draw:frame draw:style-name="fr1" draw:name="Object6" text:anchor-type="as-char" svg:y="-0.1909in" svg:width="0.5752in" svg:height="0.2516in" draw:z-index="5"><draw:object xlink:href="./Object 6" xlink:type="simple" xlink:show="embed" xlink:actuate="onLoad"/><draw:image xlink:href="./ObjectReplacements/Object 6" xlink:type="simple" xlink:show="embed" xlink:actuate="onLoad"/></draw:frame></text:p>
      <text:p text:style-name="P2"/>
      <text:p text:style-name="P3">The primary space consumption comes from the recursion stack. In the worst case, the depth of recursion can reach <draw:frame draw:style-name="fr1" draw:name="Object11" text:anchor-type="as-char" svg:y="-0.1862in" svg:width="0.2492in" svg:height="0.2311in" draw:z-index="10"><draw:object xlink:href="./Object 11" xlink:type="simple" xlink:show="embed" xlink:actuate="onLoad"/><draw:image xlink:href="./ObjectReplacements/Object 11" xlink:type="simple" xlink:show="embed" xlink:actuate="onLoad"/></draw:frame><text:s/>when characters are taken one by one from either end until the entire string is processed. Each recursive call uses a constant amount of additional space (for variables like <draw:frame draw:style-name="fr1" draw:name="Object9" text:anchor-type="as-char" svg:y="-0.1862in" svg:width="0.9299in" svg:height="0.2311in" draw:z-index="8"><draw:object xlink:href="./Object 9" xlink:type="simple" xlink:show="embed" xlink:actuate="onLoad"/><draw:image xlink:href="./ObjectReplacements/Object 9" xlink:type="simple" xlink:show="embed" xlink:actuate="onLoad"/></draw:frame><text:s/>and <draw:frame draw:style-name="fr1" draw:name="Object10" text:anchor-type="as-char" svg:y="-0.1862in" svg:width="1.0709in" svg:height="0.2311in" draw:z-index="9"><draw:object xlink:href="./Object 10" xlink:type="simple" xlink:show="embed" xlink:actuate="onLoad"/><draw:image xlink:href="./ObjectReplacements/Object 10" xlink:type="simple" xlink:show="embed" xlink:actuate="onLoad"/></draw:frame>), so the overall space complexity is linear with respect to the length of the string.</text:p>
      <text:p text:style-name="P3"/>
      <text:p text:style-name="P3">The count array has a fixed size of <draw:frame draw:style-name="fr1" draw:name="Object12" text:anchor-type="as-char" svg:y="-0.1862in" svg:width="0.2472in" svg:height="0.2311in" draw:z-index="11"><draw:object xlink:href="./Object 12" xlink:type="simple" xlink:show="embed" xlink:actuate="onLoad"/><draw:image xlink:href="./ObjectReplacements/Object 12" xlink:type="simple" xlink:show="embed" xlink:actuate="onLoad"/></draw:frame>, contributing only <draw:frame draw:style-name="fr1" draw:name="Object13" text:anchor-type="as-char" svg:y="-0.1909in" svg:width="0.5689in" svg:height="0.2516in" draw:z-index="12"><draw:object xlink:href="./Object 13" xlink:type="simple" xlink:show="embed" xlink:actuate="onLoad"/><draw:image xlink:href="./ObjectReplacements/Object 13" xlink:type="simple" xlink:show="embed" xlink:actuate="onLoad"/></draw:frame><text:s/>space. Therefore, the dominant factor is the recursion depth, leading to a space complexity of <draw:frame draw:style-name="fr1" draw:name="Object14" text:anchor-type="as-char" svg:y="-0.1909in" svg:width="0.5752in" svg:height="0.2516in" draw:z-index="13"><draw:object xlink:href="./Object 14" xlink:type="simple" xlink:show="embed" xlink:actuate="onLoad"/><draw:image xlink:href="./ObjectReplacements/Object 14"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21:24:06.625245264</meta:creation-date>
    <dc:date>2024-11-22T19:19:59.255397385</dc:date>
    <meta:editing-duration>PT18M10S</meta:editing-duration>
    <meta:editing-cycles>7</meta:editing-cycles>
    <meta:generator>LibreOffice/24.2.6.2$Linux_X86_64 LibreOffice_project/420$Build-2</meta:generator>
    <meta:document-statistic meta:table-count="0" meta:image-count="0" meta:object-count="14" meta:page-count="3" meta:paragraph-count="47" meta:word-count="579" meta:character-count="3584" meta:non-whitespace-character-count="2848"/>
  </office:meta>
</office:document-meta>
</file>

<file path=Object 1/content.xml><?xml version="1.0" encoding="utf-8"?>
<math xmlns="http://www.w3.org/1998/Math/MathML" display="block">
  <semantics>
    <mrow>
      <mi>O</mi>
      <mrow>
        <mo fence="true" form="prefix" stretchy="false">(</mo>
        <mrow>
          <msup>
            <mn>2</mn>
            <mi>n</mi>
          </msup>
        </mrow>
        <mo fence="true" form="postfix" stretchy="false">)</mo>
      </mrow>
    </mrow>
    <annotation encoding="StarMath 5.0">O(2^n)</annotation>
  </semantics>
</math>
</file>

<file path=Object 10/content.xml><?xml version="1.0" encoding="utf-8"?>
<math xmlns="http://www.w3.org/1998/Math/MathML" display="block">
  <semantics>
    <mi mathvariant="italic">rightCount</mi>
    <annotation encoding="StarMath 5.0">rightCount</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n>3</mn>
    <annotation encoding="StarMath 5.0">3</annotation>
  </semantics>
</math>
</file>

<file path=Object 13/content.xml><?xml version="1.0" encoding="utf-8"?>
<math xmlns="http://www.w3.org/1998/Math/MathML" display="block">
  <semantics>
    <mrow>
      <mi>O</mi>
      <mrow>
        <mo fence="true" form="prefix" stretchy="false">(</mo>
        <mrow>
          <mn>1</mn>
        </mrow>
        <mo fence="true" form="postfix" stretchy="false">)</mo>
      </mrow>
    </mrow>
    <annotation encoding="StarMath 5.0">O(1)</annotation>
  </semantics>
</math>
</file>

<file path=Object 14/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row>
      <mi>O</mi>
      <mrow>
        <mo fence="true" form="prefix" stretchy="false">(</mo>
        <mrow>
          <msup>
            <mn>2</mn>
            <mi>n</mi>
          </msup>
        </mrow>
        <mo fence="true" form="postfix" stretchy="false">)</mo>
      </mrow>
    </mrow>
    <annotation encoding="StarMath 5.0">O(2^n)</annotation>
  </semantics>
</math>
</file>

<file path=Object 5/content.xml><?xml version="1.0" encoding="utf-8"?>
<math xmlns="http://www.w3.org/1998/Math/MathML" display="block">
  <semantics>
    <msup>
      <mn>2</mn>
      <mi>n</mi>
    </msup>
    <annotation encoding="StarMath 5.0">2^n</annotation>
  </semantics>
</math>
</file>

<file path=Object 6/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7/content.xml><?xml version="1.0" encoding="utf-8"?>
<math xmlns="http://www.w3.org/1998/Math/MathML" display="block">
  <semantics>
    <mrow>
      <mi>O</mi>
      <mrow>
        <mo fence="true" form="prefix" stretchy="false">(</mo>
        <mrow>
          <mn>1</mn>
        </mrow>
        <mo fence="true" form="postfix" stretchy="false">)</mo>
      </mrow>
    </mrow>
    <annotation encoding="StarMath 5.0">O(1)</annotation>
  </semantics>
</math>
</file>

<file path=Object 8/content.xml><?xml version="1.0" encoding="utf-8"?>
<math xmlns="http://www.w3.org/1998/Math/MathML" display="block">
  <semantics>
    <mn>3</mn>
    <annotation encoding="StarMath 5.0">3</annotation>
  </semantics>
</math>
</file>

<file path=Object 9/content.xml><?xml version="1.0" encoding="utf-8"?>
<math xmlns="http://www.w3.org/1998/Math/MathML" display="block">
  <semantics>
    <mi mathvariant="italic">leftCount</mi>
    <annotation encoding="StarMath 5.0">leftCount</annotation>
  </semantics>
</math>
</file>